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dolistDocumentImpl.addNewTodo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dolistImpl.setItemArray( org . apache . xmlbeans . samples . validation . todolist . ItemType [ ] item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dolistImpl.setItemArray( int i , org . apache . xmlbeans . samples . validation . todolist . ItemType 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odolistImpl.getItem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odolistDocumentImpl.TodolistDocumentImpl( org . apache . xmlbeans . SchemaType s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dolistImpl.sizeOfItem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dolistImpl.TodolistImpl( org . apache . xmlbeans . SchemaType s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dolistImpl.insertNewItem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dolistImpl.addNew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dolistImpl.getItemArray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odolistDocumentImpl.setTodolist( org . apache . xmlbeans . samples . validation . todolist . TodolistDocument . Todolist todo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odolistDocumentImpl.getTodo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odolistImpl.removeItem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